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78.4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ta1" style:family="table" style:master-page-name="PageStyle_5f_Arkusz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rkusz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Ceramik</text:p>
          </table:table-cell>
          <table:table-cell table:style-name="ce1" office:value-type="string" calcext:value-type="string">
            <text:p>typ: 0805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47pF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mouser.pl/ProductDetail/KEMET/C0805C470J5GACTU?qs=sGAEpiMZZMsh%252B1woXyUXj5VU0gCNnOwGT8pNha9WFZg%3D" xlink:type="simple">https://www.mouser.pl/ProductDetail/KEMET/C0805C470J5GACTU?qs=sGAEpiMZZMsh%252B1woXyUXj5VU0gCNnOwGT8pNha9WFZg%3D</text:a>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100pF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mouser.pl/ProductDetail/Samsung-Electro-Mechanics/CL21C101JBANFNC?qs=sGAEpiMZZMsh%252B1woXyUXj4hdzsxBU3nxresFvNM8Jpg%3D" xlink:type="simple">https://www.mouser.pl/ProductDetail/Samsung-Electro-Mechanics/CL21C101JBANFNC?qs=sGAEpiMZZMsh%252B1woXyUXj4hdzsxBU3nxresFvNM8Jpg%3D</text:a>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2.2nF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mouser.pl/ProductDetail/Samsung-Electro-Mechanics/CL21B222KDCNFNC?qs=%252B6g0mu59x7KisNImwoxa%252BQ%3D%3D" xlink:type="simple">https://www.mouser.pl/ProductDetail/Samsung-Electro-Mechanics/CL21B222KDCNFNC?qs=%252B6g0mu59x7KisNImwoxa%252BQ%3D%3D</text:a>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4.7nF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mouser.pl/ProductDetail/Samsung-Electro-Mechanics/CL21B472KBANNNC?qs=349EhDEZ59o6wTs0dQPuJA%3D%3D" xlink:type="simple">https://www.mouser.pl/ProductDetail/Samsung-Electro-Mechanics/CL21B472KBANNNC?qs=349EhDEZ59o6wTs0dQPuJA%3D%3D</text:a>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10nF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mouser.pl/ProductDetail/KYOCERA-AVX/KGM21NR71H103KT?qs=Jm2GQyTW%2FbhxygLyzLopYQ%3D%3D" xlink:type="simple">https://www.mouser.pl/ProductDetail/KYOCERA-AVX/KGM21NR71H103KT?qs=Jm2GQyTW%2FbhxygLyzLopYQ%3D%3D</text:a>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15nF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mouser.pl/ProductDetail/KEMET/C0805C153K5RACTU?qs=SmE4D0qXCUQDzSI7kMUD0w%3D%3D" xlink:type="simple">https://www.mouser.pl/ProductDetail/KEMET/C0805C153K5RACTU?qs=SmE4D0qXCUQDzSI7kMUD0w%3D%3D</text:a>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22nF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mouser.pl/ProductDetail/KEMET/C0805C223K5RACTU?qs=u%252BDyEiW6MdDZoRVQfOJ7Ig%3D%3D" xlink:type="simple">https://www.mouser.pl/ProductDetail/KEMET/C0805C223K5RACTU?qs=u%252BDyEiW6MdDZoRVQfOJ7Ig%3D%3D</text:a>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47nF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mouser.pl/ProductDetail/Samsung-Electro-Mechanics/CL21B473KBCNNNC?qs=349EhDEZ59p8vyw6Prguww%3D%3D" xlink:type="simple">https://www.mouser.pl/ProductDetail/Samsung-Electro-Mechanics/CL21B473KBCNNNC?qs=349EhDEZ59p8vyw6Prguww%3D%3D</text:a>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100nF</text:p>
          </table:table-cell>
          <table:table-cell table:style-name="ce1" office:value-type="float" office:value="5" calcext:value-type="float">
            <text:p>5</text:p>
          </table:table-cell>
          <table:table-cell table:style-name="ce2" office:value-type="string" calcext:value-type="string">
            <text:p><text:a xlink:href="https://www.mouser.pl/ProductDetail/Samsung-Electro-Mechanics/CL21B104MACNNNC?qs=xZ%2FP%252Ba9zWqbIolF6La19LA%3D%3D" xlink:type="simple">https://www.mouser.pl/ProductDetail/Samsung-Electro-Mechanics/CL21B104MACNNNC?qs=xZ%2FP%252Ba9zWqbIolF6La19LA%3D%3D</text:a>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1uF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mouser.pl/ProductDetail/Samsung-Electro-Mechanics/CL21B105KOFNNNG?qs=hqM3L16%252Bxle5RE50HYV5dA%3D%3D" xlink:type="simple">https://www.mouser.pl/ProductDetail/Samsung-Electro-Mechanics/CL21B105KOFNNNG?qs=hqM3L16%252Bxle5RE50HYV5dA%3D%3D</text:a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Elektrol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calcext:value-type="string">
            <text:p>10uF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mouser.pl/ProductDetail/Panasonic/EEE-FK1E100R?qs=qE6bgDGEOCuIB5AxqKF88Q%3D%3D" xlink:type="simple">https://www.mouser.pl/ProductDetail/Panasonic/EEE-FK1E100R?qs=qE6bgDGEOCuIB5AxqKF88Q%3D%3D</text:a>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47uF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mouser.pl/ProductDetail/Panasonic/EEE-FK1C470P?qs=qE6bgDGEOCuMUCHNT61H1g%3D%3D" xlink:type="simple">https://www.mouser.pl/ProductDetail/Panasonic/EEE-FK1C470P?qs=qE6bgDGEOCuMUCHNT61H1g%3D%3D</text:a>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100uF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mouser.pl/ProductDetail/Panasonic/EEE-FK1C101P?qs=qE6bgDGEOCuSC5c%252BLSbo8Q%3D%3D" xlink:type="simple">https://www.mouser.pl/ProductDetail/Panasonic/EEE-FK1C101P?qs=qE6bgDGEOCuSC5c%252BLSbo8Q%3D%3D</text:a>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 office:value-type="string" calcext:value-type="string">
            <text:p>Rezystory</text:p>
          </table:table-cell>
          <table:table-cell table:style-name="ce1" office:value-type="string" calcext:value-type="string">
            <text:p>typ: 0805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float" office:value="33" calcext:value-type="float">
            <text:p>33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mouser.pl/ProductDetail/SEI-Stackpole/RMCF0805FT33R0?qs=sGAEpiMZZMtlubZbdhIBIA%252B43obPAL0tdDBG0GDX%252BUY%3D" xlink:type="simple">https://www.mouser.pl/ProductDetail/SEI-Stackpole/RMCF0805FT33R0?qs=sGAEpiMZZMtlubZbdhIBIA%252B43obPAL0tdDBG0GDX%252BUY%3D</text:a>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1k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mouser.pl/ProductDetail/Bourns/CR0805-FX-1001ELF?qs=sGAEpiMZZMtlubZbdhIBIN4pzcyTCT7wA7XJ11tBTW8%3D" xlink:type="simple">https://www.mouser.pl/ProductDetail/Bourns/CR0805-FX-1001ELF?qs=sGAEpiMZZMtlubZbdhIBIN4pzcyTCT7wA7XJ11tBTW8%3D</text:a>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2k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mouser.pl/ProductDetail/Bourns/CR0805-JW-202ELF?qs=sGAEpiMZZMtlubZbdhIBIPJRFm2x4gVbN1r5EZfhWsg%3D" xlink:type="simple">https://www.mouser.pl/ProductDetail/Bourns/CR0805-JW-202ELF?qs=sGAEpiMZZMtlubZbdhIBIPJRFm2x4gVbN1r5EZfhWsg%3D</text:a>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4k7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mouser.pl/ProductDetail/Bourns/CR0805-FX-4701ELF?qs=TYKCbaKwe1AuFEtkTBQjKg%3D%3D" xlink:type="simple">https://www.mouser.pl/ProductDetail/Bourns/CR0805-FX-4701ELF?qs=TYKCbaKwe1AuFEtkTBQjKg%3D%3D</text:a>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10k</text:p>
          </table:table-cell>
          <table:table-cell table:style-name="ce1" office:value-type="float" office:value="7" calcext:value-type="float">
            <text:p>7</text:p>
          </table:table-cell>
          <table:table-cell table:style-name="ce2" office:value-type="string" calcext:value-type="string">
            <text:p><text:a xlink:href="https://www.mouser.pl/ProductDetail/Bourns/CR0805-JW-103ELF?qs=sGAEpiMZZMtlubZbdhIBIBdtMJZUNN5bjlV5FNdlAQE%3D" xlink:type="simple">https://www.mouser.pl/ProductDetail/Bourns/CR0805-JW-103ELF?qs=sGAEpiMZZMtlubZbdhIBIBdtMJZUNN5bjlV5FNdlAQE%3D</text:a>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12k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mouser.pl/ProductDetail/Bourns/CR0805-FX-1202ELF?qs=sGAEpiMZZMtlubZbdhIBIKGXf6O5%2Fb09ScuRn8tXS9A%3D" xlink:type="simple">https://www.mouser.pl/ProductDetail/Bourns/CR0805-FX-1202ELF?qs=sGAEpiMZZMtlubZbdhIBIKGXf6O5%2Fb09ScuRn8tXS9A%3D</text:a>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20k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string" calcext:value-type="string">
            <text:p><text:a xlink:href="https://www.mouser.pl/ProductDetail/Bourns/CR0805-FX-2002ELF?qs=sGAEpiMZZMtlubZbdhIBIF1p9T7siadn5cyu%2F7Xqud8%3D" xlink:type="simple">https://www.mouser.pl/ProductDetail/Bourns/CR0805-FX-2002ELF?qs=sGAEpiMZZMtlubZbdhIBIF1p9T7siadn5cyu%2F7Xqud8%3D</text:a>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22k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mouser.pl/ProductDetail/Bourns/CR0805-FX-2202ELF?qs=sGAEpiMZZMtlubZbdhIBIKn39ibjI6WbpdK7dVK0xIM%3D" xlink:type="simple">https://www.mouser.pl/ProductDetail/Bourns/CR0805-FX-2202ELF?qs=sGAEpiMZZMtlubZbdhIBIKn39ibjI6WbpdK7dVK0xIM%3D</text:a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Diody</text:p>
          </table:table-cell>
          <table:table-cell table:number-columns-repeated="1023"/>
        </table:table-row>
        <table:table-row table:style-name="ro2">
          <table:table-cell/>
          <table:table-cell table:style-name="ce1" office:value-type="string" calcext:value-type="string">
            <text:p>1n4001 but smd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mouser.pl/ProductDetail/Diodes-Incorporated/B140Q-13-F?qs=g6T3zOPhKMD%252BzrYmjI9b1A%3D%3D" xlink:type="simple">https://www.mouser.pl/ProductDetail/Diodes-Incorporated/B140Q-13-F?qs=g6T3zOPhKMD%252BzrYmjI9b1A%3D%3D</text:a>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czerwona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mouser.pl/ProductDetail/Kingbright/WP7113ID?qs=sGAEpiMZZMusoohG2hS%252B1zuAIIWH1ll4XrjHa4eka9w%3D" xlink:type="simple">https://www.mouser.pl/ProductDetail/Kingbright/WP7113ID?qs=sGAEpiMZZMusoohG2hS%252B1zuAIIWH1ll4XrjHa4eka9w%3D</text:a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Potencjometr</text:p>
          </table:table-cell>
          <table:table-cell table:number-columns-repeated="1023"/>
        </table:table-row>
        <table:table-row table:style-name="ro2">
          <table:table-cell/>
          <table:table-cell table:style-name="ce1" office:value-type="string" calcext:value-type="string">
            <text:p>50k - B,vertical</text:p>
          </table:table-cell>
          <table:table-cell table:style-name="ce1" office:value-type="float" office:value="3" calcext:value-type="float">
            <text:p>3</text:p>
          </table:table-cell>
          <table:table-cell table:style-name="ce2" office:value-type="string" calcext:value-type="string">
            <text:p><text:a xlink:href="https://www.mouser.pl/ProductDetail/Bourns/PDB12-H4301-503BF?qs=5Cy4ZmKr69mRcO38ZF3X5Q%3D%3D" xlink:type="simple">https://www.mouser.pl/ProductDetail/Bourns/PDB12-H4301-503BF?qs=5Cy4ZmKr69mRcO38ZF3X5Q%3D%3D</text:a>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IC</text:p>
          </table:table-cell>
          <table:table-cell table:style-name="ce1" office:value-type="string" calcext:value-type="string">
            <text:p>wszystko SMD</text:p>
          </table:table-cell>
          <table:table-cell table:number-columns-repeated="1022"/>
        </table:table-row>
        <table:table-row table:style-name="ro2">
          <table:table-cell/>
          <table:table-cell table:style-name="ce1" office:value-type="string" calcext:value-type="string">
            <text:p>L7805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mouser.pl/ProductDetail/STMicroelectronics/L7805CV?qs=9NrABl3fj%2FqplZAHiYUxWg%3D%3D" xlink:type="simple">https://www.mouser.pl/ProductDetail/STMicroelectronics/L7805CV?qs=9NrABl3fj%2FqplZAHiYUxWg%3D%3D</text:a>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TL072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mouser.pl/ProductDetail/Texas-Instruments/TL072HIDDFR?qs=QNEnbhJQKvb%2F16D9Zb1XRw%3D%3D" xlink:type="simple">https://www.mouser.pl/ProductDetail/Texas-Instruments/TL072HIDDFR?qs=QNEnbhJQKvb%2F16D9Zb1XRw%3D%3D</text:a></text:p>
          </table:table-cell>
          <table:table-cell table:number-columns-repeated="1020"/>
        </table:table-row>
        <table:table-row table:style-name="ro2">
          <table:table-cell/>
          <table:table-cell table:style-name="ce1" office:value-type="string" calcext:value-type="string">
            <text:p>PT2399</text:p>
          </table:table-cell>
          <table:table-cell table:style-name="ce1" office:value-type="float" office:value="1" calcext:value-type="float">
            <text:p>1</text:p>
          </table:table-cell>
          <table:table-cell table:style-name="ce2" office:value-type="string" calcext:value-type="string">
            <text:p><text:a xlink:href="https://www.micros.com.pl/produkt/uipt2399sn,54461.html" xlink:type="simple">https://www.micros.com.pl/produkt/uipt2399sn,54461.html</text:a></text:p>
          </table:table-cell>
          <table:table-cell table:number-columns-repeated="3"/>
          <table:table-cell table:style-name="ce2" office:value-type="string" calcext:value-type="string">
            <text:p><text:a xlink:href="https://www.piekarz.pl/38181-uklad-scalony-pmc-components-pt2399-sn-sop16/" xlink:type="simple">https://www.piekarz.pl/38181-uklad-scalony-pmc-components-pt2399-sn-sop16/</text:a>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Terminal</text:p>
          </table:table-cell>
          <table:table-cell table:number-columns-repeated="1023"/>
        </table:table-row>
        <table:table-row table:style-name="ro2">
          <table:table-cell/>
          <table:table-cell table:style-name="ce1" office:value-type="string" calcext:value-type="string">
            <text:p>2 pin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<text:a xlink:href="https://www.mouser.pl/ProductDetail/CUI-Devices/TB001-500-02BE?qs=vLWxofP3U2zBBnHgU5u3DA%3D%3D" xlink:type="simple">https://www.mouser.pl/ProductDetail/CUI-Devices/TB001-500-02BE?qs=vLWxofP3U2zBBnHgU5u3DA%3D%3D</text:a></text:p>
          </table:table-cell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rkusz1" style:display-name="PageStyle_Arkusz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5" meta:object-count="0"/>
    <meta:generator>LibreOfficeDev/6.0.5.2$Linux_X86_64 LibreOffice_project/</meta:generator>
  </office:meta>
</office:document-meta>
</file>